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1.312cm"/>
    </style:style>
    <style:style style:name="co3" style:family="table-column">
      <style:table-column-properties fo:break-before="auto" style:column-width="9.7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80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font-name="Arial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textarea-horizontal-align="left" draw:textarea-vertical-align="top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svg:stroke-color="#7e0021" draw:fill="solid" draw:fill-color="#c5000b" draw:textarea-horizontal-align="left" draw:textarea-vertical-align="top" draw:auto-grow-height="false"/>
    </style:style>
    <style:style style:name="gr4" style:family="graphic">
      <style:graphic-properties svg:stroke-color="#314004" draw:fill="solid" draw:fill-color="#579d1c" draw:textarea-horizontal-align="left" draw:textarea-vertical-align="top" draw:auto-grow-height="false"/>
    </style:style>
    <style:style style:name="gr5" style:family="graphic">
      <style:graphic-properties svg:stroke-color="#314004" draw:fill="solid" draw:fill-color="#579d1c" draw:textarea-horizontal-align="justify" draw:textarea-vertical-align="middle" draw:auto-grow-height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custom-shape draw:z-index="0" draw:style-name="gr1" draw:text-style-name="P2" svg:width="20.401cm" svg:height="3.782cm" svg:x="0.778cm" svg:y="6.9cm">
            <text:p text:style-name="P1"><text:span text:style-name="T1">Overall SYSEX patch dump chunk format</text:span></text:p>
            <draw:enhanced-geometry svg:viewBox="0 0 21600 21600" draw:type="rectangle" draw:enhanced-path="M 0 0 L 21600 0 21600 21600 0 21600 0 0 Z N"/>
          </draw:custom-shape>
          <draw:custom-shape draw:z-index="1" draw:style-name="gr2" svg:width="2.784cm" svg:height="0.863cm" svg:x="0.884cm" svg:y="8.702cm">
            <text:p>F0 00 61 16 01</text:p>
            <draw:enhanced-geometry svg:viewBox="0 0 21600 21600" draw:type="rectangle" draw:enhanced-path="M 0 0 L 21600 0 21600 21600 0 21600 0 0 Z N"/>
          </draw:custom-shape>
          <draw:custom-shape draw:z-index="2" draw:style-name="gr2" svg:width="1.089cm" svg:height="0.944cm" svg:x="19.952cm" svg:y="8.543cm">
            <text:p>F7</text:p>
            <draw:enhanced-geometry svg:viewBox="0 0 21600 21600" draw:type="rectangle" draw:enhanced-path="M 0 0 L 21600 0 21600 21600 0 21600 0 0 Z N"/>
          </draw:custom-shape>
          <draw:custom-shape draw:z-index="3" draw:style-name="gr3" draw:text-style-name="P2" svg:width="15.959cm" svg:height="3.188cm" svg:x="3.859cm" svg:y="7.36cm">
            <text:p text:style-name="P1"><text:span text:style-name="T1">Encoded data format </text:span>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4" svg:width="15.598cm" svg:height="2.537cm" svg:x="4.053cm" svg:y="7.88cm">
            <text:p text:style-name="P3"><text:span text:style-name="T1">Raw patch data format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style-name="gr5" svg:width="3.229cm" svg:height="0.943cm" svg:x="4.163cm" svg:y="8.65cm">
            <text:p>Patch number, …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verall SYSEX patch dump request format</text:p>
          </table:table-cell>
          <table:covered-table-cell table:style-name="ce2"/>
          <table:covered-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0</text:p>
          </table:table-cell>
          <table:table-cell table:style-name="ce10" office:value-type="string" calcext:value-type="string">
            <text:p>SYSEX header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x00 0x61 0x16</text:p>
          </table:table-cell>
          <table:table-cell table:style-name="ce10" office:value-type="string" calcext:value-type="string">
            <text:p>My vendor identifi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02</text:p>
          </table:table-cell>
          <table:table-cell table:style-name="ce10" office:value-type="string" calcext:value-type="string">
            <text:p>Command code, “Patch dump request” here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-99</text:p>
          </table:table-cell>
          <table:table-cell table:style-name="ce11" office:value-type="string" calcext:value-type="string">
            <text:p>Patch numb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7</text:p>
          </table:table-cell>
          <table:table-cell table:style-name="ce10" office:value-type="string" calcext:value-type="string">
            <text:p>SYSEX foo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Overall SYSEX patch dump format</text:p>
          </table:table-cell>
          <table:covered-table-cell table:style-name="ce2"/>
          <table:covered-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0</text:p>
          </table:table-cell>
          <table:table-cell table:style-name="ce10" office:value-type="string" calcext:value-type="string">
            <text:p>SYSEX header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x00 0x61 0x16</text:p>
          </table:table-cell>
          <table:table-cell table:style-name="ce10" office:value-type="string" calcext:value-type="string">
            <text:p>My vendor identifier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01</text:p>
          </table:table-cell>
          <table:table-cell table:style-name="ce10" office:value-type="string" calcext:value-type="string">
            <text:p>Command code, “Patch dump” here</text:p>
          </table:table-cell>
          <table:table-cell table:number-columns-repeated="1021"/>
        </table:table-row>
        <table:table-row table:style-name="ro1">
          <table:table-cell table:number-columns-repeated="2" table:style-name="ce3" office:value-type="string" calcext:value-type="string">
            <text:p>variable</text:p>
          </table:table-cell>
          <table:table-cell table:style-name="ce10" office:value-type="string" calcext:value-type="string">
            <text:p>Encoded raw patch data, truncated to the last nonzero byte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7</text:p>
          </table:table-cell>
          <table:table-cell table:style-name="ce10" office:value-type="string" calcext:value-type="string">
            <text:p>SYSEX footer</text:p>
          </table:table-cell>
          <table:table-cell table:number-columns-repeated="1021"/>
        </table:table-row>
        <table:table-row table:style-name="ro1" table:number-rows-repeated="9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Encoded data format (repeats every 32 bits of input)</text:p>
          </table:table-cell>
          <table:covered-table-cell table:style-name="ce3"/>
          <table:covered-table-cell table:style-name="ce10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0-6 of input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8-14 of input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16-22 of input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s 24-30 of input (MSB first)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style-name="ce1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31 of input</text:p>
          </table:table-cell>
          <table:table-cell table:style-name="ce1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23 of input</text:p>
          </table:table-cell>
          <table:table-cell table:style-name="ce16"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15 of input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10" office:value-type="string" calcext:value-type="string">
            <text:p>Bit 7 of inp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Raw patch data format</text:p>
          </table:table-cell>
          <table:covered-table-cell table:style-name="ce7"/>
          <table:covered-table-cell table:style-name="ce13"/>
          <table:table-cell table:number-columns-repeated="1021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9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-99</text:p>
          </table:table-cell>
          <table:table-cell table:style-name="ce11" office:value-type="string" calcext:value-type="string">
            <text:p>Patch number</text:p>
          </table:table-cell>
          <table:table-cell table:number-columns-repeated="1021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0xA5 0x16 0x61 0x00</text:p>
          </table:table-cell>
          <table:table-cell table:style-name="ce11" office:value-type="string" calcext:value-type="string">
            <text:p>My patch format identifier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x02</text:p>
          </table:table-cell>
          <table:table-cell table:style-name="ce11" office:value-type="string" calcext:value-type="string">
            <text:p>My patch format versio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Osc A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Osc A Volum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Osc A Pulse Width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Osc B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Osc B Volum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Osc B Pulse Width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</text:p>
          </table:table-cell>
          <table:table-cell table:style-name="ce14" office:value-type="string" calcext:value-type="string">
            <text:p>Osc B Fin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Cutoff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Resonance 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</text:p>
          </table:table-cell>
          <table:table-cell table:style-name="ce14" office:value-type="string" calcext:value-type="string">
            <text:p>Filter Envelope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Filter Releas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Filter Sustai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Filter Dec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Filter Attack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Amp Releas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Amp Sustain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Amp Dec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Amp Attack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</text:p>
          </table:table-cell>
          <table:table-cell table:style-name="ce14" office:value-type="string" calcext:value-type="string">
            <text:p>Poly Mod Filter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Poly Mod Osc B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LFO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LFO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Glid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Amp Velocit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Filter Velocity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 (Off=0,On=1)</text:p>
          </table:table-cell>
          <table:table-cell table:style-name="ce14" office:value-type="string" calcext:value-type="string">
            <text:p>Osc A Sa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A Triangl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A Squar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B Sa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B Triangl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Osc B Sq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Sync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Poly Mod Oscillator A Destination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Poly Mod Filter Destination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ulse=0,Tri=1,Rand=2,Sine=3,Noise=4,Saw=5</text:p>
          </table:table-cell>
          <table:table-cell table:style-name="ce14" office:value-type="string" calcext:value-type="string">
            <text:p>LFO Shape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w=0,High=1</text:p>
          </table:table-cell>
          <table:table-cell table:style-name="ce14" office:value-type="string" calcext:value-type="string">
            <text:p>LFO Speed Range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ne=0,VCO=1,VCF=2,VCA=4,PW=8,OnlyA=16,OnlyB=32</text:p>
            <text:p>(combination of those)</text:p>
          </table:table-cell>
          <table:table-cell table:style-name="ce14" office:value-type="string" calcext:value-type="string">
            <text:p>LFO Mode Destination 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ne=0,Half=1,Full=2</text:p>
          </table:table-cell>
          <table:table-cell table:style-name="ce14" office:value-type="string" calcext:value-type="string">
            <text:p>Keyboard Filter Tracking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14" office:value-type="string" calcext:value-type="string">
            <text:p>Filter EG Exponential/Linea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14" office:value-type="string" calcext:value-type="string">
            <text:p>Filter EG Fast/Slo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14" office:value-type="string" calcext:value-type="string">
            <text:p>Amp EG Exponential/Linear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14" office:value-type="string" calcext:value-type="string">
            <text:p>Amp EG Fast/Slow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14" office:value-type="string" calcext:value-type="string">
            <text:p>Unison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ast=0,Low=1,High=2</text:p>
          </table:table-cell>
          <table:table-cell table:style-name="ce14" office:value-type="string" calcext:value-type="string">
            <text:p>Assigner Priority Mode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nd=2,3rd=5,5th=7,Octave=12</text:p>
          </table:table-cell>
          <table:table-cell table:style-name="ce15" office:value-type="string" calcext:value-type="string">
            <text:p>Pitch bender semiton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ff=0,VCO=1,VCF=2,Volume=3</text:p>
          </table:table-cell>
          <table:table-cell table:style-name="ce15" office:value-type="string" calcext:value-type="string">
            <text:p>Pitch bender target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in=5,Low=3,High=1,Full=0</text:p>
          </table:table-cell>
          <table:table-cell table:style-name="ce15" office:value-type="string" calcext:value-type="string">
            <text:p>Modulation wheel range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ee=0,Semitone=1,Octave=2</text:p>
          </table:table-cell>
          <table:table-cell table:style-name="ce15" office:value-type="string" calcext:value-type="string">
            <text:p>Osc pitch mod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Modulation dela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Vibrato frequency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Vibrato 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Unison detune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14" office:value-type="string" calcext:value-type="string">
            <text:p>Arpeggiator/sequencer clock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FO=0,Vibrato=1</text:p>
          </table:table-cell>
          <table:table-cell table:style-name="ce15" office:value-type="string" calcext:value-type="string">
            <text:p>Modulation wheel target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string" calcext:value-type="string">
            <text:p>Padding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6*8</text:p>
          </table:table-cell>
          <table:table-cell table:style-name="ce3" office:value-type="string" calcext:value-type="string">
            <text:p>6 offsets in semitones to the lowest chord note, 0xFF padded.</text:p>
            <text:p>Eg: 6 times 0x00 for unison, 0x00 plus 5 times 0xFF for mono mode.</text:p>
          </table:table-cell>
          <table:table-cell table:style-name="ce10" office:value-type="string" calcext:value-type="string">
            <text:p>Unison track pattern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16:08:36.6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5-03-02T21:45:11.457000000</meta:creation-date>
    <dc:date>2015-03-07T16:11:35.256000000</dc:date>
    <dc:creator>Fabrice GUILHAUME</dc:creator>
    <meta:editing-duration>PT26M2S</meta:editing-duration>
    <meta:editing-cycles>8</meta:editing-cycles>
    <meta:generator>LibreOffice/4.2.6.3$Windows_x86 LibreOffice_project/3fd416d4c6db7d3204c17ce57a1d70f6e531ee21</meta:generator>
    <meta:document-statistic meta:table-count="1" meta:cell-count="334" meta:object-count="6"/>
  </office:meta>
</office:document-meta>
</file>